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 style:writing-mode="lr-tb"/>
    </style:style>
    <style:style style:name="Table1.A" style:family="table-column">
      <style:table-column-properties style:column-width="10.509cm"/>
    </style:style>
    <style:style style:name="Table1.B" style:family="table-column">
      <style:table-column-properties style:column-width="5.4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5.85cm" fo:margin-left="0.081cm" fo:margin-top="0cm" fo:margin-bottom="0cm" table:align="left" style:writing-mode="lr-tb"/>
    </style:style>
    <style:style style:name="Table2.A" style:family="table-column">
      <style:table-column-properties style:column-width="7.888cm"/>
    </style:style>
    <style:style style:name="Table2.B" style:family="table-column">
      <style:table-column-properties style:column-width="7.9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B1" style:family="table-cell">
      <style:table-cell-properties fo:padding="0.097cm" fo:border="0.25pt solid #000000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5.921cm" fo:margin-left="0cm" fo:margin-top="0cm" fo:margin-bottom="0cm" table:align="left" style:writing-mode="lr-tb"/>
    </style:style>
    <style:style style:name="Table3.A" style:family="table-column">
      <style:table-column-properties style:column-width="3.306cm"/>
    </style:style>
    <style:style style:name="Table3.B" style:family="table-column">
      <style:table-column-properties style:column-width="12.61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97cm" fo:border-left="0.25pt solid #000000" fo:border-right="none" fo:border-top="0.25pt solid #000000" fo:border-bottom="none"/>
    </style:style>
    <style:style style:name="Table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4" style:family="table">
      <style:table-properties style:width="15.921cm" fo:margin-left="0cm" fo:margin-top="0cm" fo:margin-bottom="0cm" table:align="left" style:writing-mode="lr-tb"/>
    </style:style>
    <style:style style:name="Table4.A" style:family="table-column">
      <style:table-column-properties style:column-width="7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B1" style:family="table-cell">
      <style:table-cell-properties fo:padding="0.097cm" fo:border="0.25pt solid #000000"/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 style:master-page-name="">
      <style:table-properties style:width="16.506cm" fo:margin-left="-0.012cm" fo:margin-top="0cm" fo:margin-bottom="0cm" style:page-number="auto" table:align="left" style:shadow="none" style:may-break-between-rows="true" style:writing-mode="lr-tb" table:border-model="collapsing"/>
    </style:style>
    <style:style style:name="Table5.A" style:family="table-column">
      <style:table-column-properties style:column-width="7.394cm"/>
    </style:style>
    <style:style style:name="Table5.B" style:family="table-column">
      <style:table-column-properties style:column-width="4.512cm"/>
    </style:style>
    <style:style style:name="Table5.C" style:family="table-column">
      <style:table-column-properties style:column-width="4.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5.B3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Standard">
      <style:text-properties fo:color="#000000" style:font-name-asian="Times New Roman1" style:font-name-complex="Times New Roman1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officeooo:paragraph-rsid="060f63e5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10.16cm" fo:margin-right="0cm" fo:text-indent="1.27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7.62cm" fo:margin-right="0cm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10.16cm" fo:margin-right="0cm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 style:master-page-name="Standard">
      <style:paragraph-properties fo:text-align="center" style:justify-single-word="false" style:page-number="1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text-properties fo:color="#000000" style:font-name="Times New Roman" fo:font-size="14pt" fo:language="ru" fo:country="RU" fo:font-weight="normal" officeooo:rsid="071854ce" officeooo:paragraph-rsid="071854ce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officeooo:rsid="07162c5d" officeooo:paragraph-rsid="07162c5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8" style:family="paragraph" style:parent-style-name="Standard"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text-properties officeooo:paragraph-rsid="0716b483"/>
    </style:style>
    <style:style style:name="P31" style:family="paragraph" style:parent-style-name="Standard">
      <style:text-properties officeooo:rsid="071253f0"/>
    </style:style>
    <style:style style:name="P32" style:family="paragraph" style:parent-style-name="Standard">
      <style:text-properties officeooo:paragraph-rsid="070a08cf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3pt" fo:language="ru" fo:country="RU" fo:font-style="normal" fo:text-shadow="none" style:text-underline-style="none" fo:font-weight="normal" officeooo:rsid="071854ce" officeooo:paragraph-rsid="071854ce" style:letter-kerning="false" style:font-name-asian="Times New Roman1" style:font-size-asian="13pt" style:language-asian="ru" style:country-asian="RU" style:font-style-asian="normal" style:font-weight-asian="normal" style:font-name-complex="Times New Roman1" style:font-size-complex="13pt" style:language-complex="ar" style:country-complex="SA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officeooo:paragraph-rsid="03be6b39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3pt" fo:language="ru" fo:country="RU" fo:font-style="normal" fo:text-shadow="none" style:text-underline-style="none" fo:font-weight="normal" officeooo:rsid="071854ce" officeooo:paragraph-rsid="071854ce" style:letter-kerning="false" style:font-name-asian="Arial1" style:font-size-asian="13pt" style:language-asian="ru" style:country-asian="RU" style:font-style-asian="normal" style:font-weight-asian="normal" style:font-name-complex="Arial1" style:font-size-complex="13pt" style:language-complex="ar" style:country-complex="SA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T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weight="bold" officeooo:rsid="07145169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language="ru" fo:country="RU" fo:font-weight="bold" officeooo:rsid="00005771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fo:font-weight="bold" officeooo:rsid="07145169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6" style:family="text">
      <style:text-properties fo:color="#000000" style:font-name="Times New Roman" fo:font-size="14pt" fo:language="ru" fo:country="RU" fo:font-weight="bold" officeooo:rsid="07162c5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7" style:family="text">
      <style:text-properties fo:color="#000000" style:font-name="Times New Roman" fo:font-size="12pt" fo:language="ru" fo:country="RU" fo:font-weight="normal" officeooo:rsid="071854ce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8" style:family="text">
      <style:text-properties fo:color="#000000" style:font-name="Times New Roman" fo:font-size="12pt" fo:language="ru" fo:country="RU" fo:font-weight="normal" officeooo:rsid="070a08cf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9" style:family="text">
      <style:text-properties fo:color="#000000" style:font-name="Times New Roman" fo:font-size="12pt" fo:language="ru" fo:country="RU" fo:font-weight="normal" officeooo:rsid="0718f9ae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fo:font-weight="bold" officeooo:rsid="00005771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7162c5d" style:font-size-asian="12pt" style:font-size-complex="12pt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17" style:family="text">
      <style:text-properties style:use-window-font-color="true" style:font-name="Times New Roman" fo:font-size="12pt" fo:language="ru" fo:country="RU" officeooo:rsid="07162c5d" style:letter-kerning="false" style:font-name-asian="Arial1" style:font-size-asian="12pt" style:language-asian="ru" style:country-asian="RU" style:font-name-complex="Arial1" style:font-size-complex="12pt" style:language-complex="ar" style:country-complex="SA"/>
    </style:style>
    <style:style style:name="T18" style:family="text">
      <style:text-properties style:use-window-font-color="true" style:font-name="Times New Roman" fo:font-size="12pt" fo:language="ru" fo:country="RU" officeooo:rsid="0716b483" style:letter-kerning="false" style:font-name-asian="Arial1" style:font-size-asian="12pt" style:language-asian="ru" style:country-asian="RU" style:font-name-complex="Arial1" style:font-size-complex="12pt" style:language-complex="ar" style:country-complex="SA"/>
    </style:style>
    <style:style style:name="T19" style:family="text">
      <style:text-properties officeooo:rsid="0716b483"/>
    </style:style>
    <style:style style:name="T20" style:family="text">
      <style:text-properties officeooo:rsid="071854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ОСКОВСКИЙ АВИАЦИОННЫЙ ИНСТИТУТ</text:p>
      <text:p text:style-name="P4">(НАЦИОНАЛЬНЫЙ ИССЛЕДОВАТЕЛЬСКИЙ УНИВЕРСИТЕТ)</text:p>
      <text:p text:style-name="P3"/>
      <text:p text:style-name="P1"><text:span text:style-name="T10">Институт №8 </text:span><text:span text:style-name="T1">«Информационные технологии и прикладная математика»</text:span></text:p>
      <text:p text:style-name="P4">Кафедра 806 «Вычислительная математика и программирование»</text:p>
      <text:p text:style-name="P4"/>
      <text:p text:style-name="P3"/>
      <text:p text:style-name="P3"/>
      <text:p text:style-name="P3"/>
      <text:p text:style-name="P3"/>
      <text:p text:style-name="P1"><text:span text:style-name="T2">Лабораторная работа №</text:span><text:span text:style-name="T3">1</text:span></text:p>
      <text:p text:style-name="P1"><text:span text:style-name="T2">по курсу «</text:span><text:span text:style-name="T5">Параллельная обработка данных</text:span><text:span text:style-name="T2">»</text:span></text:p>
      <text:p text:style-name="P6"/>
      <text:p text:style-name="P6"/>
      <text:p text:style-name="P6"/>
      <text:p text:style-name="P8">Message Passing Interface (MPI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Выполнил: А. О. Дубинин<text:tab/></text:p>
      <text:p text:style-name="P21">Группа: 8О-407Б</text:p>
      <text:p text:style-name="P21">Преподаватели: <text:s/>К.Г. Крашенинников,</text:p>
      <text:p text:style-name="P22"><text:s text:c="9"/>А.Ю. Морозов</text:p>
      <text:p text:style-name="P19"/>
      <text:p text:style-name="P3"/>
      <text:p text:style-name="P3"/>
      <text:p text:style-name="P3"/>
      <text:p text:style-name="P3"/>
      <text:p text:style-name="P1"><text:span text:style-name="T1">Москва, 20</text:span><text:span text:style-name="T10">20</text:span></text:p>
      <text:p text:style-name="P6"><text:soft-page-break/>Условие</text:p>
      <text:p text:style-name="P15">Цель работы:</text:p>
      <text:p text:style-name="P14">Знакомство с технологией MPI. Реализация метода Якоби. Использование константной памяти. Решение задачи Дирихле для уравнения Лапласа в трехмерной области с граничными условиями первого рода.</text:p>
      <text:p text:style-name="P14"/>
      <text:p text:style-name="Standard"><text:span text:style-name="T11">Вариант </text:span><text:span text:style-name="T12">1</text:span><text:span text:style-name="T13">. </text:span><text:span text:style-name="T14">О</text:span><text:span text:style-name="T13">бмен граничными слоями через send/receive, контроль сходимости allgather</text:span><text:span text:style-name="T14">.</text:span></text:p>
      <text:p text:style-name="P6"/>
      <text:p text:style-name="P7">Программное и аппаратное обеспечение</text:p>
      <text:p text:style-name="P20">GeForce 940MX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Compute capability:</text:p>
          </table:table-cell>
          <table:table-cell table:style-name="Table1.B1" office:value-type="string">
            <text:p text:style-name="P2">5.0</text:p>
          </table:table-cell>
        </table:table-row>
        <table:table-row table:style-name="Table1.1">
          <table:table-cell table:style-name="Table1.A2" office:value-type="string">
            <text:p text:style-name="P2">Dedicated video memory: </text:p>
          </table:table-cell>
          <table:table-cell table:style-name="Table1.B2" office:value-type="string">
            <text:p text:style-name="P2">4096 MB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6">shared</text:span><text:span text:style-name="T15"> </text:span><text:span text:style-name="T16">memory</text:span><text:span text:style-name="T15"> </text:span><text:span text:style-name="T16">per block:</text:span></text:p>
          </table:table-cell>
          <table:table-cell table:style-name="Table1.B2" office:value-type="string">
            <text:p text:style-name="Standard"><text:span text:style-name="T16">49152</text:span><text:span text:style-name="T15"> </text:span><text:span text:style-name="T16">byte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6">constant</text:span><text:span text:style-name="T15"> </text:span><text:span text:style-name="T16">memory:</text:span></text:p>
          </table:table-cell>
          <table:table-cell table:style-name="Table1.B2" office:value-type="string">
            <text:p text:style-name="Standard"><text:span text:style-name="T16">65536</text:span><text:span text:style-name="T15"> </text:span><text:span text:style-name="T16">byte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6">Total number</text:span><text:span text:style-name="T15"> </text:span><text:span text:style-name="T16">of</text:span><text:span text:style-name="T15"> </text:span><text:span text:style-name="T16">registers available per block:</text:span></text:p>
          </table:table-cell>
          <table:table-cell table:style-name="Table1.B2" office:value-type="string">
            <text:p text:style-name="P2">65536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6">Maximum number</text:span><text:span text:style-name="T15"> </text:span><text:span text:style-name="T16">of</text:span><text:span text:style-name="T15"> </text:span><text:span text:style-name="T16">threads per multiprocessor:</text:span></text:p>
          </table:table-cell>
          <table:table-cell table:style-name="Table1.B2" office:value-type="string">
            <text:p text:style-name="P2">2048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6">Maximum number</text:span><text:span text:style-name="T15"> </text:span><text:span text:style-name="T16">of</text:span><text:span text:style-name="T15"> </text:span><text:span text:style-name="T16">threads per block:</text:span></text:p>
          </table:table-cell>
          <table:table-cell table:style-name="Table1.B2" office:value-type="string">
            <text:p text:style-name="P2">1024</text:p>
          </table:table-cell>
        </table:table-row>
        <table:table-row table:style-name="Table1.1">
          <table:table-cell table:style-name="Table1.A2" office:value-type="string">
            <text:p text:style-name="P2">( 3) Multiprocessors, (128) CUDA Cores/MP:</text:p>
          </table:table-cell>
          <table:table-cell table:style-name="Table1.B2" office:value-type="string">
            <text:p text:style-name="P2">384 CUDA Cores</text:p>
          </table:table-cell>
        </table:table-row>
      </table:table>
      <text:p text:style-name="P7"/>
      <text:p text:style-name="P18">Intel(R) Core(TM) i5-7200U CPU @ 2.50GHz</text:p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Architecture: <text:s text:c="19"/></text:p>
          </table:table-cell>
          <table:table-cell table:style-name="Table2.B1" office:value-type="string">
            <text:p text:style-name="Table_20_Contents">x86_64</text:p>
          </table:table-cell>
        </table:table-row>
        <table:table-row table:style-name="Table2.1">
          <table:table-cell table:style-name="Table2.A2" office:value-type="string">
            <text:p text:style-name="Table_20_Contents">Byte Order: <text:s text:c="21"/></text:p>
          </table:table-cell>
          <table:table-cell table:style-name="Table2.B2" office:value-type="string">
            <text:p text:style-name="Table_20_Contents">Little Endian</text:p>
          </table:table-cell>
        </table:table-row>
        <table:table-row table:style-name="Table2.1">
          <table:table-cell table:style-name="Table2.A2" office:value-type="string">
            <text:p text:style-name="Table_20_Contents">CPU(s): <text:s text:c="25"/></text:p>
          </table:table-cell>
          <table:table-cell table:style-name="Table2.B2" office:value-type="string">
            <text:p text:style-name="Table_20_Contents">4</text:p>
          </table:table-cell>
        </table:table-row>
        <table:table-row table:style-name="Table2.1">
          <table:table-cell table:style-name="Table2.A2" office:value-type="string">
            <text:p text:style-name="Table_20_Contents">Thread(s) per core: <text:s text:c="13"/></text:p>
          </table:table-cell>
          <table:table-cell table:style-name="Table2.B2" office:value-type="string">
            <text:p text:style-name="Table_20_Contents">2</text:p>
          </table:table-cell>
        </table:table-row>
        <table:table-row table:style-name="Table2.1">
          <table:table-cell table:style-name="Table2.A2" office:value-type="string">
            <text:p text:style-name="Table_20_Contents">Core(s) per socket: <text:s text:c="13"/></text:p>
          </table:table-cell>
          <table:table-cell table:style-name="Table2.B2" office:value-type="string">
            <text:p text:style-name="Table_20_Contents">2</text:p>
          </table:table-cell>
        </table:table-row>
        <table:table-row table:style-name="Table2.1">
          <table:table-cell table:style-name="Table2.A2" office:value-type="string">
            <text:p text:style-name="Table_20_Contents">CPU MHz: <text:s text:c="24"/></text:p>
            <text:p text:style-name="Table_20_Contents">CPU max MHz: <text:s text:c="20"/></text:p>
            <text:p text:style-name="Table_20_Contents">CPU min MHz: <text:s text:c="20"/></text:p>
          </table:table-cell>
          <table:table-cell table:style-name="Table2.B2" office:value-type="string">
            <text:p text:style-name="Table_20_Contents">713.848</text:p>
            <text:p text:style-name="Table_20_Contents">3100,0000</text:p>
            <text:p text:style-name="Table_20_Contents">400,0000</text:p>
          </table:table-cell>
        </table:table-row>
        <table:table-row table:style-name="Table2.1">
          <table:table-cell table:style-name="Table2.A2" office:value-type="string">
            <text:p text:style-name="Table_20_Contents">L1d cache: <text:s text:c="22"/></text:p>
            <text:p text:style-name="Table_20_Contents">L1i cache: <text:s text:c="22"/></text:p>
            <text:p text:style-name="Table_20_Contents">L2 cache: <text:s text:c="23"/></text:p>
            <text:p text:style-name="Table_20_Contents">L3 cache: <text:s text:c="23"/></text:p>
          </table:table-cell>
          <table:table-cell table:style-name="Table2.B2" office:value-type="string">
            <text:p text:style-name="Table_20_Contents">64 KiB</text:p>
            <text:p text:style-name="Table_20_Contents">64 KiB</text:p>
            <text:p text:style-name="Table_20_Contents">512 KiB</text:p>
            <text:p text:style-name="Table_20_Contents">3 MiB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RAM</text:p>
          </table:table-cell>
          <table:table-cell table:style-name="Table3.B1" office:value-type="string">
            <text:p text:style-name="Table_20_Contents">8GiB SODIMM DDR4 Synchronous Unbuffered (Unregistered) 2400 MHz (0,4 ns)</text:p>
          </table:table-cell>
        </table:table-row>
      </table:table>
      <text:p text:style-name="P7"/>
      <table:table table:name="Table4" table:style-name="Table4">
        <table:table-column table:style-name="Table4.A" table:number-columns-repeated="2"/>
        <text:soft-page-break/>
        <table:table-row table:style-name="Table4.1">
          <table:table-cell table:style-name="Table4.A1" office:value-type="string">
            <text:p text:style-name="Table_20_Contents">SSD(SPCC_M.2_SSD)</text:p>
          </table:table-cell>
          <table:table-cell table:style-name="Table4.B1" office:value-type="string">
            <text:p text:style-name="Table_20_Contents">223,6G</text:p>
          </table:table-cell>
        </table:table-row>
        <table:table-row table:style-name="Table4.1">
          <table:table-cell table:style-name="Table4.A2" office:value-type="string">
            <text:p text:style-name="Table_20_Contents">HDD(ST1000LM035-1RK172)</text:p>
            <text:p text:style-name="Table_20_Contents"><text:s text:c="6"/></text:p>
          </table:table-cell>
          <table:table-cell table:style-name="Table4.B2" office:value-type="string">
            <text:p text:style-name="Table_20_Contents">931,5G</text:p>
          </table:table-cell>
        </table:table-row>
      </table:table>
      <text:p text:style-name="P7"/>
      <text:p text:style-name="P7">OS: Ubuntu 20.04 focal</text:p>
      <text:p text:style-name="P16"><text:span text:style-name="T2">IDE: </text:span><text:span text:style-name="T4">jetbrains clion</text:span></text:p>
      <text:p text:style-name="P16"><text:span text:style-name="T2">compiler: </text:span><text:span text:style-name="T6">mpic++</text:span></text:p>
      <text:p text:style-name="P10"/>
      <text:p text:style-name="P7">Метод решения</text:p>
      <text:p text:style-name="P27">В качестве фундамента для решения задачи был взят код с лекции, где была решена упрощенная задача. Главные моменты которые необходимо было переделать, это <text:span text:style-name="T19">сделать ввод произвольных значений,</text:span> изменить индексацию из двухмерной в трехмерную, поменять функцию передачи данных на MPI_Send, сделать остановку итерационного процесса до достижения определенной точности, вместо фиксированного кол-ва итераций и оптимизировать программу. </text:p>
      <text:p text:style-name="P5"/>
      <text:p text:style-name="P6">Описание программы</text:p>
      <text:p text:style-name="P30"><text:span text:style-name="T17">Индексацию я изменил, используя кодстайл с лекци</text:span><text:span text:style-name="T18">й, изменив макросы и добавив индекс k. Изменения функции на MPI_Send не составил большого труда, так как параметры функции совпадают. Сходимость процесса отслеживалась MPI_Allgather, которая является агрегрирующей функцией и складывает значения в буфер. Приведу код проверки сходимости, так как он является самой отличающейся частью от кода из лекций.</text:span></text:p>
      <text:p text:style-name="P30"><text:span text:style-name="T18"/></text:p>
      <text:p text:style-name="P30"><text:s text:c="8"/>double *diffs = (double *) malloc(sizeof(double) * nbx * nby * nbz);</text:p>
      <text:p text:style-name="Standard"><text:s text:c="8"/>MPI_Allgather(&amp;diff, 1, MPI_DOUBLE, diffs, 1, MPI_DOUBLE,</text:p>
      <text:p text:style-name="Standard"><text:s text:c="22"/>MPI_COMM_WORLD);</text:p>
      <text:p text:style-name="Standard"><text:s text:c="8"/>double gather_diff = 0;</text:p>
      <text:p text:style-name="Standard"><text:s text:c="8"/>for (k = 0; k &lt; nbx * nby * nbz; ++k) {</text:p>
      <text:p text:style-name="Standard"><text:s text:c="12"/>gather_diff = std::max(gather_diff, diffs[k]);</text:p>
      <text:p text:style-name="Standard"><text:s text:c="8"/>}</text:p>
      <text:p text:style-name="Standard"/>
      <text:p text:style-name="Standard"><text:s text:c="8"/>if (gather_diff &lt; eps) {</text:p>
      <text:p text:style-name="Standard"><text:s text:c="12"/>break;</text:p>
      <text:p text:style-name="Standard"><text:s text:c="8"/>}</text:p>
      <text:p text:style-name="P12"/>
      <text:p text:style-name="P12"/>
      <text:p text:style-name="P3"/>
      <text:p text:style-name="P6"/>
      <text:p text:style-name="P6"/>
      <text:p text:style-name="P6"/>
      <text:p text:style-name="P6"/>
      <text:p text:style-name="P6"><text:soft-page-break/>Результаты</text:p>
      <text:p text:style-name="P26">Сравнивать результаты cpu и mpi было бы интересно, будь у меня кластер компьютеров объединенных быстрой сетью. Но все же мы можем провести данный тест, чтобы увидеть отличия. </text:p>
      <text:p text:style-name="P11">1. </text:p>
      <table:table table:name="Table5" table:style-name="Table5" table:template-name="Simple Grid Rows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4"/>
          </table:table-cell>
          <table:table-cell table:style-name="Table5.B1" office:value-type="string">
            <text:p text:style-name="P36">MPI</text:p>
          </table:table-cell>
          <table:table-cell table:style-name="Table5.A1" office:value-type="string">
            <text:p text:style-name="P36">CPU</text:p>
          </table:table-cell>
        </table:table-row>
        <table:table-row table:style-name="Table5.1">
          <table:table-cell table:style-name="Table5.A2" office:value-type="string">
            <text:p text:style-name="P33">2 2 2, 20 20 20</text:p>
          </table:table-cell>
          <table:table-cell table:style-name="Table5.B2" office:value-type="string">
            <text:p text:style-name="P37"><text:span text:style-name="T20">5006</text:span>.<text:span text:style-name="T20">32</text:span>ms</text:p>
          </table:table-cell>
          <table:table-cell table:style-name="Table5.C2" office:value-type="string">
            <text:p text:style-name="P35">99<text:span text:style-name="T20">25</text:span>.<text:span text:style-name="T20">1</text:span>ms</text:p>
          </table:table-cell>
        </table:table-row>
        <table:table-row table:style-name="Table5.1">
          <table:table-cell table:style-name="Table5.A3" office:value-type="string">
            <text:p text:style-name="P33">2 2 4, 20 20 10</text:p>
          </table:table-cell>
          <table:table-cell table:style-name="Table5.B3" office:value-type="string">
            <text:p text:style-name="P34"><text:span text:style-name="T20">589</text:span>4.<text:span text:style-name="T20">24</text:span>ms</text:p>
          </table:table-cell>
          <table:table-cell table:style-name="Table5.C3" office:value-type="string">
            <text:p text:style-name="P35">9<text:span text:style-name="T20">734</text:span>.<text:span text:style-name="T20">2</text:span>ms</text:p>
          </table:table-cell>
        </table:table-row>
      </table:table>
      <text:p text:style-name="P9"/>
      <text:p text:style-name="P31"/>
      <text:p text:style-name="P6">Выводы</text:p>
      <text:p text:style-name="P6"/>
      <text:p text:style-name="P32"><text:span text:style-name="T7">Данная работ</text:span><text:span text:style-name="T9">а</text:span><text:span text:style-name="T7"> была мне интересна по нескольким пунктам</text:span><text:span text:style-name="T8">. </text:span><text:span text:style-name="T7">Во-первых, было интересно попробовать программу, которая обменивается данными между процессами. Во-вторых, оптимизация программы была очень интересна за счет жесткого лимита на чекере, произошло понимание того, как блокирующие функции могут задерживать подсчет программы. </text:span><text:span text:style-name="T9">И в третьих было прикольно увидеть кодстайл с красивым использованием макросов для перевода из одномерного массива в Xмерный массив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8T19:29:00</meta:creation-date>
    <meta:initial-creator>sasha</meta:initial-creator>
    <dc:language>en-US</dc:language>
    <dc:date>2020-12-15T19:59:18.840535776</dc:date>
    <meta:editing-cycles>26</meta:editing-cycles>
    <meta:editing-duration>PT19H14M19S</meta:editing-duration>
    <meta:generator>LibreOffice/6.4.2.2$Linux_X86_64 LibreOffice_project/40$Build-2</meta:generator>
    <meta:document-statistic meta:table-count="5" meta:image-count="0" meta:object-count="0" meta:page-count="4" meta:paragraph-count="96" meta:word-count="476" meta:character-count="3714" meta:non-whitespace-character-count="29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